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9291147340258694"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création de latex par leslie lamport en 1985 pour simplifier tex avec des macros <text:soft-page-break/>etc car tex est assez complexe a prendre en main</text:p>
                    </text:list-item>
                  </text:list>
                </text:list-item>
              </text:list>
            </text:list-item>
            <text:list-item>
              <text:p text:style-name="P1">installer latex</text:p>
              <text:list>
                <text:list-item>
                  <text:list>
                    <text:list-item>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09T12:41:47</dc:date>
    <dc:creator>yjfjyf jjku</dc:creator>
    <meta:editing-duration>PT1H13M13S</meta:editing-duration>
    <meta:editing-cycles>35</meta:editing-cycles>
    <meta:generator>OpenOffice/4.0.0$Unix OpenOffice.org_project/400m3$Build-9702</meta:generator>
    <meta:document-statistic meta:table-count="0" meta:image-count="0" meta:object-count="0" meta:page-count="2" meta:paragraph-count="46" meta:word-count="426" meta:character-count="2399"/>
  </office:meta>
</office:document-meta>
</file>